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ptFilterCmdHandler.getContext( SMTPSession session , MailAddress recipientAddress , String recipi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cptFilter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ptFilter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cptFilterCmdHandler.doRCPT( SMTPSession session , String argument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46">
            <text:p text:style-name="Table_20_Contents">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